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Times New Roman" fo:font-size="12pt" fo:font-style="normal" style:text-underline-style="none" fo:font-weight="bold" officeooo:rsid="000fba9e" officeooo:paragraph-rsid="000fba9e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style:font-name="Times New Roman" fo:font-size="12pt" style:text-underline-style="none" style:font-size-asian="12pt" style:font-size-complex="12pt"/>
    </style:style>
    <style:style style:name="P4" style:family="paragraph" style:parent-style-name="Preformatted_20_Text">
      <style:text-properties fo:color="#000000" style:font-name="Times New Roman" fo:font-size="12pt" style:text-underline-style="none" style:font-size-asian="12pt" style:font-size-complex="12pt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6" style:family="paragraph" style:parent-style-name="Standard">
      <style:text-properties fo:font-weight="bold" officeooo:rsid="000fba9e" officeooo:paragraph-rsid="000fba9e" style:font-weight-asian="bold" style:font-weight-complex="bold"/>
    </style:style>
    <style:style style:name="P7" style:family="paragraph" style:parent-style-name="Standard">
      <style:text-properties fo:color="#000000" style:font-name="Times New Roman" fo:font-size="12pt" style:text-underline-style="none" fo:font-weight="bold" officeooo:rsid="00115e28" officeooo:paragraph-rsid="00115e28" style:font-size-asian="12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Monospaced" fo:font-style="normal"/>
    </style:style>
    <style:style style:name="T3" style:family="text">
      <style:text-properties fo:color="#5c5c5c"/>
    </style:style>
    <style:style style:name="T4" style:family="text">
      <style:text-properties fo:color="#5c5c5c" style:font-name="Monospaced" fo:font-style="normal"/>
    </style:style>
    <style:style style:name="T5" style:family="text">
      <style:text-properties fo:color="#4a55db"/>
    </style:style>
    <style:style style:name="T6" style:family="text">
      <style:text-properties fo:color="#4a55db" style:font-name="Monospaced" fo:font-style="normal"/>
    </style:style>
    <style:style style:name="T7" style:family="text">
      <style:text-properties fo:color="#32b9b9"/>
    </style:style>
    <style:style style:name="T8" style:family="text">
      <style:text-properties fo:color="#32b9b9" style:font-name="Monospaced" fo:font-style="normal"/>
    </style:style>
    <style:style style:name="T9" style:family="text">
      <style:text-properties fo:color="#bc8f8f"/>
    </style:style>
    <style:style style:name="T10" style:family="text">
      <style:text-properties fo:color="#bc8f8f" style:font-name="Monospaced" fo:font-style="normal"/>
    </style:style>
    <style:style style:name="T11" style:family="text">
      <style:text-properties fo:font-style="normal"/>
    </style:style>
    <style:style style:name="T12" style:family="text">
      <style:text-properties style:font-name="Monospaced" fo:font-style="normal"/>
    </style:style>
    <style:style style:name="T13" style:family="text">
      <style:text-properties fo:color="#ffaa00"/>
    </style:style>
    <style:style style:name="T14" style:family="text">
      <style:text-properties fo:color="#ffaa00" style:font-name="Monospaced" fo:font-style="normal"/>
    </style:style>
    <style:style style:name="T15" style:family="text">
      <style:text-properties fo:color="#ae5cb0"/>
    </style:style>
    <style:style style:name="T16" style:family="text">
      <style:text-properties fo:color="#ae5cb0" style:text-underline-style="solid" style:text-underline-width="auto" style:text-underline-color="font-color"/>
    </style:style>
    <style:style style:name="T17" style:family="text">
      <style:text-properties fo:color="#da70d6"/>
    </style:style>
    <style:style style:name="T18" style:family="text">
      <style:text-properties fo:color="#a020f0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idue</text:p>
      <text:p text:style-name="P1">residue function</text:p>
      <text:p text:style-name="P2">RESIDUE Partial-fraction expansion (residues).</text:p>
      <text:p text:style-name="P3"><text:s text:c="2"/><text:span text:style-name="T11">[R,P,K] = RESIDUE(B,A) finds the residues, poles and direct term of</text:span></text:p>
      <text:p text:style-name="P3"><text:s text:c="2"/><text:span text:style-name="T11">a partial fraction expansion of the ratio of two polynomials B(s)/A(s).</text:span></text:p>
      <text:p text:style-name="P3"><text:s text:c="2"/><text:span text:style-name="T11">If there are no multiple roots,</text:span></text:p>
      <text:p text:style-name="P4"/>
      <text:p text:style-name="P3"><text:s text:c="5"/><text:span text:style-name="T11">B(s) <text:s text:c="6"/>R(1) <text:s text:c="6"/>R(2) <text:s text:c="12"/>R(n)</text:span></text:p>
      <text:p text:style-name="P3"><text:s text:c="5"/><text:span text:style-name="T11">---- <text:s/>= <text:s/>-------- + -------- + ... + -------- + K(s) <text:s text:c="3"/>;</text:span></text:p>
      <text:p text:style-name="P3"><text:s text:c="5"/><text:span text:style-name="T11">A(s) <text:s text:c="4"/>s - P(1) <text:s text:c="2"/>s - P(2) <text:s text:c="8"/>s - P(n)</text:span></text:p>
      <text:p text:style-name="P3"><text:s text:c="3"/></text:p>
      <text:p text:style-name="P2">[R,P] = RESIDUE(sys), where sys is in rational form finds </text:p>
      <text:p text:style-name="P2">residue, poles of the system. </text:p>
      <text:p text:style-name="P3"><text:s text:c="18"/><text:span text:style-name="T11">B(s)</text:span></text:p>
      <text:p text:style-name="P3"><text:s text:c="5"/><text:span text:style-name="T11">sys <text:s/>= <text:s/>------ <text:s/>;</text:span></text:p>
      <text:p text:style-name="P3"><text:s text:c="18"/><text:span text:style-name="T11">A(s) <text:s/></text:span></text:p>
      <text:p text:style-name="P4"/>
      <text:p text:style-name="P2">Example 1:</text:p>
      <text:p text:style-name="P2">[r p k] = residue([20],[2 3 4 9 8]) ;</text:p>
      <text:p text:style-name="P4"/>
      <text:p text:style-name="P2">Example 2:</text:p>
      <text:p text:style-name="P2">s = %s ;</text:p>
      <text:p text:style-name="P2">sys = syslin('c',(s+4)/(s^2+5*s+10)) ;</text:p>
      <text:p text:style-name="P2">[r p] = residue(sys)</text:p>
      <text:p text:style-name="P4"/>
      <text:p text:style-name="P2">Warning: Numerically, the partial fraction expansion of a ratio of</text:p>
      <text:p text:style-name="P2">polynomials represents an ill-posed problem. <text:s/>If the denominator</text:p>
      <text:p text:style-name="P2">polynomial, A(s), is near a polynomial with multiple roots, then</text:p>
      <text:p text:style-name="P2">small changes in the data, including roundoff errors, can make</text:p>
      <text:p text:style-name="P2">arbitrarily large changes in the resulting poles and residues.</text:p>
      <text:p text:style-name="P2">Problem formulations making use of state-space or zero-pole</text:p>
      <text:p text:style-name="P5">representations are preferable.</text:p>
      <text:p text:style-name="P7">Author (s):</text:p>
      <text:p text:style-name="P7">Sanchit Gup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S</meta:editing-duration>
    <meta:editing-cycles>4</meta:editing-cycles>
    <meta:generator>LibreOffice/5.1.3.2$Windows_x86 LibreOffice_project/644e4637d1d8544fd9f56425bd6cec110e49301b</meta:generator>
    <dc:date>2016-07-07T16:36:27.836000000</dc:date>
    <meta:document-statistic meta:table-count="0" meta:image-count="0" meta:object-count="0" meta:page-count="1" meta:paragraph-count="30" meta:word-count="170" meta:character-count="1118" meta:non-whitespace-character-count="861"/>
    <meta:user-defined meta:name="Info 1"/>
    <meta:user-defined meta:name="Info 2"/>
    <meta:user-defined meta:name="Info 3"/>
    <meta:user-defined meta:name="Info 4"/>
  </office:meta>
</office:document-meta>
</file>